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0.5pt" style:font-name-complex="Arial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2pt" style:font-size-asian="10.5pt" style:font-name-complex="Arial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Heading_20_1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Heading_20_1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8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text-properties style:font-name="Arial" fo:font-size="12pt" fo:font-weight="bold" style:font-size-asian="10.5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font-name="Arial" fo:font-size="12pt" style:font-size-asian="10.5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lgoritmos e Estrtutura de Dados II </text:h>
      <text:h text:style-name="P7" text:outline-level="1">Controle de carregamento de containers de um porto</text:h>
      <text:p text:style-name="P3">André Purri Ziviani</text:p>
      <text:p text:style-name="P3">Lucas Pazelo Vargas De Oliveira</text:p>
      <text:p text:style-name="P3">Rafael Mendonça Soares</text:p>
      <text:p text:style-name="P4"/>
      <text:p text:style-name="P5"/>
      <text:list xml:id="list1808777843" text:style-name="L1">
        <text:list-item>
          <text:p text:style-name="P8">Estrutura de dados</text:p>
        </text:list-item>
      </text:list>
      <text:p text:style-name="P1"/>
      <text:p text:style-name="P2"><text:tab/>Para implementar o controle de carregamento foram utilizadas duas estruturas de dados: uma fila de prioridades para a entrada no porto e uma fila simples (novos itens vão para o final da fila) para pátio do porto. As duas filas utilizadas pelo sistema são encadeadas e utilizam uma célula cabeça para facilitar na remoção e inserção de novos itens e também dois apontadores que informam o endereço da primeira e da último célula. Na inserção de um novo item na fila, é chamado uma função que diz qual é a posição na fila que o item deve ficar. Na fila do patio a posição sempre será a última e para a fila da entrada a posição vai depender da prioridade do container. Na remoção de itens basta remover a célula cabeça, e a célula que contém o primeiro item da fila passa a ser a célula cabeça.</text:p>
      <text:p text:style-name="P2"/>
      <text:list xml:id="list1615207116" text:continue-numbering="true" text:style-name="L1">
        <text:list-item>
          <text:p text:style-name="P9">Controle de carregamento</text:p>
        </text:list-item>
      </text:list>
      <text:list xml:id="list1931830420" text:style-name="L2">
        <text:list-header>
          <text:p text:style-name="P10"/>
        </text:list-header>
      </text:list>
      <text:p text:style-name="P1"><text:tab/>O sistema inicializa o tempo do porto como <text:s/>o tempo de chegada do primeiro container. Para cada linha de entrada do sistema é verificado se o minuto atual é igual ao minuto que ele deve chegar. Caso esteja no tempo o veículo carregando o container vai para uma fila de entrada, caso contrário na próxima rodada do sistema será feito a mesma verificação.</text:p>
      <text:p text:style-name="P1"><text:tab/>Após a entrada de uma nova linha no sistema, é verificado qual é o tipo do veículo. Caso seja um trem este vai para o começo da fila, porém imediatamente atrás dos trens que chegaram antes. E caso seja um caminhão ele vai para o final da fila. </text:p>
      <text:p text:style-name="P1"><text:tab/>Em seguida é verificado se o guindaste está livre para poder operar. Este estando é chamado uma função que retorna qual fila deve ser atendida. Para tal o sistema verifica primeiro se existem containers na entrada e se o pátio está livre, atendendo estas duas condições o container entrará no patio. Caso contrário é verificado se o primeiro container da fila de espera do pátio está pronto para ser colocado no navio, ou seja, o tempo que ele chegou no porto acrescido do tempo que ele esperou na entrada mais o tempo de aduna deve ser menor ou igual ao tempo atual do porto. Depois <text:s/>de retornado qual fila deve ser atendida, é desenfileirado o primeiro container da fila atendida, <text:s/>colocado o guindaste do porto como ocupado e incrementado o tempo.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tab/><text:span text:style-name="T1">3. Descrição das Estruturas de Dados</text:span></text:p>
      <text:p text:style-name="P11"/>
      <text:p text:style-name="P1"><text:span text:style-name="T1"><text:tab/><text:tab/></text:span><text:span text:style-name="T2">O algoritmo foi desenvolvido dividindo o mesmo em 3 arquivos .c diferentes. No módulo conteiner.c, a função le_conteiner é utilizado para ler as informações do novo conteiner que esta chegando, ela aloca um novo espaço de memória para receber as informações de um conteiner e retorna um ponteiro para este objeto. A função acha_posicao_conteiner verifica qual lugar da lista deve ficar o conteiner, de acordo com a sua prioridade qual é o tipo da fila(entrada ou pátio), retornando um ponteiro para a posição adequada para ser adicionado o conteiner. A posição que o conteiner deve estar é a posição sucessora ao nó que foi retornado pela função. A função get_lista_ser_atendida retorna um ponteiro para qual lista deve ser atendida de acordo com a situação do pátio e da entrada.</text:span></text:p>
      <text:p text:style-name="P1"><text:span text:style-name="T2"><text:tab/><text:tab/>O porto.c contém o main do sistema, e ele controla a leitura de novos dados e o instante em que os conteiners devem ser atendidos ou inseridos na fila.</text:span></text:p>
      <text:p text:style-name="P1"><text:span text:style-name="T2"><text:tab/><text:tab/>A lista.c contém as funções necessárias para a manipulação das filas utilizadas no sistema. Ela contém as funções para inserir, remover nós da lista e também para construir /destruir uma lista e verificar se a lista esta vazia e qual o seu tamanh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top="0.52cm" fo:margin-bottom="0.409cm" style:page-number="auto" fo:background-color="transparent" style:shadow="none">
        <style:tab-stops/>
        <style:background-image/>
      </style:paragraph-properties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OARES</meta:initial-creator>
    <meta:creation-date>2011-12-20T16:18:06</meta:creation-date>
    <dc:date>2011-12-21T14:53:45</dc:date>
    <dc:creator>LUCAS OLIVEIRA</dc:creator>
    <meta:editing-duration>PT3H50M10S</meta:editing-duration>
    <meta:editing-cycles>18</meta:editing-cycles>
    <meta:generator>BrOffice/3.3$Unix LibreOffice_project/330m19$Build-202</meta:generator>
    <meta:document-statistic meta:table-count="0" meta:image-count="0" meta:object-count="0" meta:page-count="2" meta:paragraph-count="16" meta:word-count="629" meta:character-count="3572"/>
  </office:meta>
</office:document-meta>
</file>